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1100000132C42E04AE.png" manifest:media-type=""/>
  <manifest:file-entry manifest:full-path="Pictures/1000000000000391000000D292479300.png" manifest:media-type=""/>
  <manifest:file-entry manifest:full-path="Pictures/10000000000002D70000029A056CD826.png" manifest:media-type=""/>
  <manifest:file-entry manifest:full-path="Pictures/100000000000014600000171C91169E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214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2.286cm" svg:x="5.461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3.048cm" svg:x="8.25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3.04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88cm" svg:height="1.514cm" svg:x="5.713cm" svg:y="14.097cm">
          <draw:text-box>
            <text:p text:style-name="P1"><text:span text:style-name="T1">SoCLib</text:span><text:span text:style-name="T1"><text:line-break/></text:span><text:span text:style-name="T1">Executable</text:span></text:p>
          </draw:text-box>
        </draw:frame>
        <draw:frame draw:style-name="gr3" draw:text-style-name="P1" draw:layer="layout" svg:width="1.683cm" svg:height="1.117cm" svg:x="6.096cm" svg:y="12.954cm">
          <draw:image xlink:href="Pictures/100000000000014600000171C91169EF.png" xlink:type="simple" xlink:show="embed" xlink:actuate="onLoad">
            <text:p/>
          </draw:image>
        </draw:frame>
        <draw:frame draw:style-name="gr3" draw:text-style-name="P1" draw:layer="layout" svg:width="5.46cm" svg:height="2.81cm" svg:x="8.636cm" svg:y="0.111cm">
          <draw:image xlink:href="Pictures/10000000000002D70000029A056CD826.png" xlink:type="simple" xlink:show="embed" xlink:actuate="onLoad">
            <text:p/>
          </draw:image>
        </draw:frame>
        <draw:frame draw:style-name="gr3" draw:text-style-name="P1" draw:layer="layout" svg:width="3.937cm" svg:height="1.27cm" svg:x="0.212cm" svg:y="0.32cm">
          <draw:image xlink:href="Pictures/1000000000000391000000D292479300.png" xlink:type="simple" xlink:show="embed" xlink:actuate="onLoad">
            <text:p/>
          </draw:image>
        </draw:frame>
        <draw:frame draw:style-name="gr3" draw:text-style-name="P1" draw:layer="layout" svg:width="2.032cm" svg:height="2.38cm" svg:x="4.318cm" svg:y="0.254cm">
          <draw:image xlink:href="Pictures/100000000000011100000132C42E04AE.png" xlink:type="simple" xlink:show="embed" xlink:actuate="onLoad">
            <text:p/>
          </draw:image>
        </draw:frame>
        <draw:custom-shape draw:style-name="gr4" draw:text-style-name="P2" draw:layer="layout" svg:width="3.175cm" svg:height="1.524cm" svg:x="9.271cm" svg:y="3.556cm">
          <text:p text:style-name="P1"><text:span text:style-name="T1">DDSyntaxChe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794cm" svg:height="1.27cm" svg:x="10.541cm" svg:y="7.112cm">
          <text:p text:style-name="P1"><text:span text:style-name="T1">TopcellGen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75cm" svg:height="1.27cm" svg:x="6.35cm" svg:y="7.112cm">
          <text:p text:style-name="P1"><text:span text:style-name="T1">LdscriptGen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048cm" svg:height="1.27cm" svg:x="1.905cm" svg:y="6.985cm">
          <text:p text:style-name="P1"><text:span text:style-name="T1">AVATAR2SOCL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54cm" svg:height="1.524cm" svg:x="1.905cm" svg:y="3.556cm">
          <text:p text:style-name="P1"><text:span text:style-name="T1">SyntaxChe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064cm" svg:height="0.889cm" svg:x="1.016cm" svg:y="5.588cm">
          <text:p text:style-name="P1"><text:span text:style-name="T1">AVATAR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0.889cm" svg:x="10.541cm" svg:y="8.89cm">
          <text:p text:style-name="P1"><text:span text:style-name="T2">top.c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0.889cm" svg:x="6.35cm" svg:y="5.461cm">
          <text:p text:style-name="P1"><text:span text:style-name="T1">AVATARDD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889cm" svg:x="7.112cm" svg:y="8.89cm">
          <text:p text:style-name="P1"><text:span text:style-name="T1">ldscrip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0.889cm" svg:x="3.683cm" svg:y="8.89cm">
          <text:p text:style-name="P1"><text:span text:style-name="T1">mai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24cm" svg:height="0.889cm" svg:x="0.146cm" svg:y="8.89cm">
          <text:p text:style-name="P1"><text:span text:style-name="T1">block0.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92cm" svg:height="0.889cm" svg:x="2.053cm" svg:y="8.891cm">
          <text:p text:style-name="P1"><text:span text:style-name="T1">blockn.c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881cm" svg:height="1.433cm" svg:x="0.929cm" svg:y="1.397cm">
          <draw:text-box>
            <text:p text:style-name="P1"><text:span text:style-name="T1">Block Diagram </text:span></text:p>
            <text:p text:style-name="P1"><text:span text:style-name="T1">and</text:span></text:p>
            <text:p text:style-name="P1"><text:span text:style-name="T1">State Machine</text:span></text:p>
          </draw:text-box>
        </draw:frame>
        <draw:frame draw:style-name="gr5" draw:text-style-name="P2" draw:layer="layout" svg:width="2.373cm" svg:height="1.433cm" svg:x="8.382cm" svg:y="1.234cm">
          <draw:text-box>
            <text:p text:style-name="P1"><text:span text:style-name="T1">Deployment</text:span></text:p>
            <text:p text:style-name="P1"><text:span text:style-name="T1"><text:s/></text:span><text:span text:style-name="T1">Diagram </text:span></text:p>
            <text:p text:style-name="P1"><text:span text:style-name="T1"/></text:p>
          </draw:text-box>
        </draw:frame>
        <draw:custom-shape draw:style-name="gr4" draw:text-style-name="P2" draw:layer="layout" svg:width="1.628cm" svg:height="0.889cm" svg:x="5.207cm" svg:y="8.868cm">
          <text:p text:style-name="P1"><text:span text:style-name="T1">libavat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143cm" svg:x="1.629cm" svg:y="10.117cm">
          <text:p text:style-name="P1"><text:span text:style-name="T1">cross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5.864cm" svg:y="11.174cm">
          <text:p text:style-name="P1"><text:span text:style-name="T1">lo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0.9cm" svg:y="10.194cm">
          <text:p text:style-name="P1"><text:span text:style-name="T1">SoCLib-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159cm" svg:height="0.889cm" svg:x="10.922cm" svg:y="5.461cm">
          <text:p text:style-name="P1"><text:span text:style-name="T1">deployinfo.h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938cm" svg:y1="6.35cm" svg:x2="9.017cm" svg:y2="7.366cm">
          <text:p/>
        </draw:line>
        <draw:line draw:style-name="gr6" draw:text-style-name="P1" draw:layer="layout" svg:x1="3.175cm" svg:y1="5.08cm" svg:x2="3.175cm" svg:y2="5.588cm">
          <text:p/>
        </draw:line>
        <draw:line draw:style-name="gr6" draw:text-style-name="P1" draw:layer="layout" svg:x1="9.779cm" svg:y1="4.826cm" svg:x2="8.128cm" svg:y2="5.461cm">
          <text:p/>
        </draw:line>
        <draw:line draw:style-name="gr6" draw:text-style-name="P1" draw:layer="layout" svg:x1="11.938cm" svg:y1="4.826cm" svg:x2="12.192cm" svg:y2="5.461cm">
          <text:p/>
        </draw:line>
        <draw:line draw:style-name="gr6" draw:text-style-name="P1" draw:layer="layout" svg:x1="8.255cm" svg:y1="6.35cm" svg:x2="11.938cm" svg:y2="7.112cm">
          <text:p/>
        </draw:line>
        <draw:line draw:style-name="gr6" draw:text-style-name="P1" draw:layer="layout" svg:x1="8.001cm" svg:y1="8.382cm" svg:x2="8.001cm" svg:y2="9.017cm">
          <text:p/>
        </draw:line>
        <draw:line draw:style-name="gr6" draw:text-style-name="P1" draw:layer="layout" svg:x1="8.128cm" svg:y1="9.779cm" svg:x2="7.366cm" svg:y2="11.176cm">
          <text:p/>
        </draw:line>
        <draw:line draw:style-name="gr6" draw:text-style-name="P1" draw:layer="layout" svg:x1="3.429cm" svg:y1="8.255cm" svg:x2="2.794cm" svg:y2="8.89cm">
          <text:p/>
        </draw:line>
        <draw:line draw:style-name="gr6" draw:text-style-name="P1" draw:layer="layout" svg:x1="3.429cm" svg:y1="8.255cm" svg:x2="4.445cm" svg:y2="8.89cm">
          <text:p/>
        </draw:line>
        <draw:line draw:style-name="gr6" draw:text-style-name="P1" draw:layer="layout" svg:x1="2.286cm" svg:y1="8.128cm" svg:x2="1.143cm" svg:y2="8.89cm">
          <text:p/>
        </draw:line>
        <draw:frame draw:style-name="gr5" draw:layer="layout" svg:width="1.035cm" svg:height="0.962cm" svg:x="1.378cm" svg:y="8.69cm">
          <draw:text-box>
            <text:p>...</text:p>
          </draw:text-box>
        </draw:frame>
        <draw:custom-shape draw:style-name="gr4" draw:text-style-name="P2" draw:layer="layout" svg:width="2.032cm" svg:height="0.889cm" svg:x="1.778cm" svg:y="11.684cm">
          <text:p text:style-name="P1"><text:span text:style-name="T1">Application</text:span></text:p>
          <text:p text:style-name="P1"><text:span text:style-name="T1">Binar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938cm" svg:y1="9.779cm" svg:x2="11.938cm" svg:y2="10.287cm">
          <text:p/>
        </draw:line>
        <draw:line draw:style-name="gr6" draw:text-style-name="P1" draw:layer="layout" svg:x1="11.938cm" svg:y1="8.382cm" svg:x2="11.938cm" svg:y2="9.017cm">
          <text:p/>
        </draw:line>
        <draw:line draw:style-name="gr6" draw:text-style-name="P1" draw:layer="layout" svg:x1="3.175cm" svg:y1="6.477cm" svg:x2="3.429cm" svg:y2="7.112cm">
          <text:p/>
        </draw:line>
        <draw:line draw:style-name="gr6" draw:text-style-name="P1" draw:layer="layout" svg:x1="3.175cm" svg:y1="3.048cm" svg:x2="3.175cm" svg:y2="3.556cm">
          <text:p/>
        </draw:line>
        <draw:line draw:style-name="gr6" draw:text-style-name="P1" draw:layer="layout" svg:x1="10.795cm" svg:y1="3.048cm" svg:x2="10.795cm" svg:y2="3.556cm">
          <text:p/>
        </draw:line>
        <draw:line draw:style-name="gr6" draw:text-style-name="P1" draw:layer="layout" svg:x1="2.794cm" svg:y1="9.779cm" svg:x2="2.794cm" svg:y2="10.287cm">
          <text:p/>
        </draw:line>
        <draw:line draw:style-name="gr6" draw:text-style-name="P1" draw:layer="layout" svg:x1="1.016cm" svg:y1="9.779cm" svg:x2="2.032cm" svg:y2="10.287cm">
          <text:p/>
        </draw:line>
        <draw:line draw:style-name="gr6" draw:text-style-name="P1" draw:layer="layout" svg:x1="4.318cm" svg:y1="9.779cm" svg:x2="3.683cm" svg:y2="10.287cm">
          <text:p/>
        </draw:line>
        <draw:line draw:style-name="gr6" draw:text-style-name="P1" draw:layer="layout" svg:x1="6.096cm" svg:y1="9.779cm" svg:x2="4.064cm" svg:y2="10.668cm">
          <text:p/>
        </draw:line>
        <draw:line draw:style-name="gr6" draw:text-style-name="P1" draw:layer="layout" svg:x1="2.921cm" svg:y1="11.303cm" svg:x2="2.921cm" svg:y2="11.811cm">
          <text:p/>
        </draw:line>
        <draw:line draw:style-name="gr6" draw:text-style-name="P1" draw:layer="layout" svg:x1="3.81cm" svg:y1="12.065cm" svg:x2="5.842cm" svg:y2="11.811cm">
          <text:p/>
        </draw:line>
        <draw:line draw:style-name="gr6" draw:text-style-name="P1" draw:layer="layout" svg:x1="11.938cm" svg:y1="11.176cm" svg:x2="8.382cm" svg:y2="13.208cm">
          <text:p/>
        </draw:line>
        <draw:line draw:style-name="gr6" draw:text-style-name="P1" draw:layer="layout" svg:x1="6.858cm" svg:y1="12.192cm" svg:x2="6.858cm" svg:y2="12.7cm">
          <text:p/>
        </draw:line>
        <draw:line draw:style-name="gr6" draw:text-style-name="P1" draw:layer="layout" svg:x1="7.874cm" svg:y1="6.35cm" svg:x2="4.572cm" svg:y2="7.2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8T15:45:04</meta:creation-date>
    <dc:date>2015-06-16T23:26:25</dc:date>
    <meta:editing-duration>PT57M42S</meta:editing-duration>
    <meta:editing-cycles>27</meta:editing-cycles>
    <meta:generator>LibreOffice/3.6$Linux_x86 LibreOffice_project/360m1$Build-304</meta:generator>
    <meta:document-statistic meta:object-count="53"/>
  </office:meta>
</office:document-meta>
</file>